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Field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cha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FieldDefinition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FieldDefinition.se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chaFieldDefinition.CaptchaFieldDefinition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